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11.5cm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 fo:min-height="0.25cm" fo:min-width="5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4814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2cm" svg:height="0.5cm" svg:x="4.1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.1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.1cm" svg:y="3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5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6cm" svg:height="0.5cm" svg:x="4cm" svg:y="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2cm" svg:height="0.5cm" svg:x="4cm" svg:y="6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6cm" svg:height="0.5cm" svg:x="4cm" svg:y="6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2cm" svg:height="0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.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.1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5cm" svg:height="0.962cm" svg:x="1.8cm" svg:y="2.4cm">
          <draw:text-box>
            <text:p>3a</text:p>
          </draw:text-box>
        </draw:frame>
        <draw:frame draw:style-name="gr3" draw:text-style-name="P3" draw:layer="layout" svg:width="1.205cm" svg:height="0.962cm" svg:x="1.8cm" svg:y="5.638cm">
          <draw:text-box>
            <text:p>3b</text:p>
          </draw:text-box>
        </draw:frame>
        <draw:frame draw:style-name="gr3" draw:text-style-name="P3" draw:layer="layout" svg:width="1.205cm" svg:height="0.962cm" svg:x="1.9cm" svg:y="8.838cm">
          <draw:text-box>
            <text:p>3c</text:p>
          </draw:text-box>
        </draw:frame>
        <draw:frame draw:style-name="gr3" draw:text-style-name="P3" draw:layer="layout" svg:width="1.205cm" svg:height="0.962cm" svg:x="1.895cm" svg:y="11.238cm">
          <draw:text-box>
            <text:p>3d</text:p>
          </draw:text-box>
        </draw:frame>
        <draw:frame draw:style-name="gr3" draw:text-style-name="P3" draw:layer="layout" svg:width="1.205cm" svg:height="0.962cm" svg:x="1.9cm" svg:y="14.038cm">
          <draw:text-box>
            <text:p>3e</text:p>
          </draw:text-box>
        </draw:frame>
        <draw:custom-shape draw:style-name="gr1" draw:text-style-name="P1" draw:layer="layout" svg:width="12cm" svg:height="0.5cm" svg:x="4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4cm" svg:y="1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6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5cm" svg:height="0.962cm" svg:x="1.9cm" svg:y="17.238cm">
          <draw:text-box>
            <text:p>3f</text:p>
          </draw:text-box>
        </draw:frame>
        <draw:custom-shape draw:style-name="gr1" draw:text-style-name="P1" draw:layer="layout" svg:width="12cm" svg:height="0.5cm" svg:x="4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4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20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5cm" svg:height="0.962cm" svg:x="1.895cm" svg:y="19.838cm">
          <draw:text-box>
            <text:p>3g</text:p>
          </draw:text-box>
        </draw:frame>
        <draw:custom-shape draw:style-name="gr2" draw:text-style-name="P2" draw:layer="layout" svg:width="6cm" svg:height="0.5cm" svg:x="10cm" svg:y="2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2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4cm" svg:y="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.1cm" svg:y="22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5cm" svg:height="0.962cm" svg:x="1.9cm" svg:y="23.4cm">
          <draw:text-box>
            <text:p>3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22:54:13.245506923</meta:creation-date>
    <dc:date>2017-06-03T23:03:19.062949771</dc:date>
    <meta:editing-duration>PT9M6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